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fals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106cm"/>
    </style:style>
    <style:style style:name="Table1.C" style:family="table-column">
      <style:table-column-properties style:column-width="2.593cm"/>
    </style:style>
    <style:style style:name="Table1.D" style:family="table-column">
      <style:table-column-properties style:column-width="4.207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573" officeooo:paragraph-rsid="0006e57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e573" officeooo:paragraph-rsid="0006e57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" fo:font-size="10pt" fo:font-weight="bold" officeooo:rsid="0006e573" officeooo:paragraph-rsid="0006e5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" fo:font-size="10pt" fo:font-weight="bold" officeooo:rsid="0006e573" officeooo:paragraph-rsid="0006e573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T1" style:family="text">
      <style:text-properties officeooo:rsid="000a4e7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ST DOCUMENT</text:p>
      <text:p text:style-name="P2"/>
      <text:p text:style-name="P2"><draw:line text:anchor-type="paragraph" draw:z-index="0" draw:name="Shape1" draw:style-name="gr1" draw:text-style-name="P5" svg:x1="0.945cm" svg:y1="0.166cm" svg:x2="16.317cm" svg:y2="0.166cm"><text:p/></draw:line></text:p>
      <text:p text:style-name="P2"/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/>
      <text:p text:style-name="P2"/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>Some text here!</text:p>
      <text:p text:style-name="P2"/>
      <text:p text:style-name="P2"/>
      <text:p text:style-name="P2"/>
      <text:p text:style-name="P2"/>
      <text:p text:style-name="P2">Some text here!</text:p>
      <text:p text:style-name="P2"/>
      <text:p text:style-name="P2">Some text here!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3">Cod judeţ</text:p>
          </table:table-cell>
          <table:table-cell table:style-name="Table1.A1" office:value-type="string">
            <text:p text:style-name="P3">Denumire județ</text:p>
          </table:table-cell>
          <table:table-cell table:style-name="Table1.A1" office:value-type="string">
            <text:p text:style-name="P3">Factor de Sortare</text:p>
          </table:table-cell>
          <table:table-cell table:style-name="Table1.A1" office:value-type="string">
            <text:p text:style-name="P3">MNEMONIC</text:p>
          </table:table-cell>
          <table:table-cell table:style-name="Table1.E1" office:value-type="string">
            <text:p text:style-name="P3">ZONA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ALBA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B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ARAD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AR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ARGES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AG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BACAU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BC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>BIHOR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BH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4">BISTRITA-NASAUD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BN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BOTOSANI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BT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BRASOV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BV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4">BRAILA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BR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4">BUZAU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BZ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4">CARAS-SEVERIN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CS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4">CLUJ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CJ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4">CONSTANTA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CT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4">COVASNA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CV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4">DIMBOVITA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DB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4">DOLJ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DJ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4">GALATI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GL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4">GORJ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GJ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4">HARGHITA</text:p>
          </table:table-cell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3">HR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4">HUNEDOARA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HD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4">IALOMITA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3">IL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4">IASI</text:p>
          </table:table-cell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3">IS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4">ILFOV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IF</text:p>
          </table:table-cell>
          <table:table-cell table:style-name="Table1.E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4">MARAMURES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MM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4">MEHEDINTI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MH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4">MURES</text:p>
          </table:table-cell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3">MS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4">NEAMT</text:p>
          </table:table-cell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3">NT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4">OLT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OT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4">PRAHOVA</text:p>
          </table:table-cell>
          <table:table-cell table:style-name="Table1.A2" office:value-type="string">
            <text:p text:style-name="P3">31</text:p>
          </table:table-cell>
          <table:table-cell table:style-name="Table1.A2" office:value-type="string">
            <text:p text:style-name="P3">PH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4">SATU_MARE</text:p>
          </table:table-cell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3">SM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31</text:p>
          </table:table-cell>
          <table:table-cell table:style-name="Table1.A2" office:value-type="string">
            <text:p text:style-name="P4">SALAJ</text:p>
          </table:table-cell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3">SJ</text:p>
          </table:table-cell>
          <table:table-cell table:style-name="Table1.E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4">SIBIU</text:p>
          </table:table-cell>
          <table:table-cell table:style-name="Table1.A2" office:value-type="string">
            <text:p text:style-name="P3">34</text:p>
          </table:table-cell>
          <table:table-cell table:style-name="Table1.A2" office:value-type="string">
            <text:p text:style-name="P3">SB</text:p>
          </table:table-cell>
          <table:table-cell table:style-name="Table1.E2" office:value-type="string">
            <text:p text:style-name="P3">7</text:p>
          </table:table-cell>
        </table:table-row>
        <table:table-row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4">SUCEAVA</text:p>
          </table:table-cell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3">SV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34</text:p>
          </table:table-cell>
          <table:table-cell table:style-name="Table1.A2" office:value-type="string">
            <text:p text:style-name="P4">TELEORMAN</text:p>
          </table:table-cell>
          <table:table-cell table:style-name="Table1.A2" office:value-type="string">
            <text:p text:style-name="P3">36</text:p>
          </table:table-cell>
          <table:table-cell table:style-name="Table1.A2" office:value-type="string">
            <text:p text:style-name="P3">TR</text:p>
          </table:table-cell>
          <table:table-cell table:style-name="Table1.E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35</text:p>
          </table:table-cell>
          <table:table-cell table:style-name="Table1.A2" office:value-type="string">
            <text:p text:style-name="P4">TIMIS</text:p>
          </table:table-cell>
          <table:table-cell table:style-name="Table1.A2" office:value-type="string">
            <text:p text:style-name="P3">37</text:p>
          </table:table-cell>
          <table:table-cell table:style-name="Table1.A2" office:value-type="string">
            <text:p text:style-name="P3">TM</text:p>
          </table:table-cell>
          <table:table-cell table:style-name="Table1.E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36</text:p>
          </table:table-cell>
          <table:table-cell table:style-name="Table1.A2" office:value-type="string">
            <text:p text:style-name="P4">TULCEA</text:p>
          </table:table-cell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3">TL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37</text:p>
          </table:table-cell>
          <table:table-cell table:style-name="Table1.A2" office:value-type="string">
            <text:p text:style-name="P4">VASLUI</text:p>
          </table:table-cell>
          <table:table-cell table:style-name="Table1.A2" office:value-type="string">
            <text:p text:style-name="P3">39</text:p>
          </table:table-cell>
          <table:table-cell table:style-name="Table1.A2" office:value-type="string">
            <text:p text:style-name="P3">VS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4">VILCEA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VL</text:p>
          </table:table-cell>
          <table:table-cell table:style-name="Table1.E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39</text:p>
          </table:table-cell>
          <table:table-cell table:style-name="Table1.A2" office:value-type="string">
            <text:p text:style-name="P4">VRANCEA</text:p>
          </table:table-cell>
          <table:table-cell table:style-name="Table1.A2" office:value-type="string">
            <text:p text:style-name="P3">41</text:p>
          </table:table-cell>
          <table:table-cell table:style-name="Table1.A2" office:value-type="string">
            <text:p text:style-name="P3">VN</text:p>
          </table:table-cell>
          <table:table-cell table:style-name="Table1.E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4">BUCURESTI</text:p>
          </table:table-cell>
          <table:table-cell table:style-name="Table1.A2" office:value-type="string">
            <text:p text:style-name="P3">42</text:p>
          </table:table-cell>
          <table:table-cell table:style-name="Table1.A2" office:value-type="string">
            <text:p text:style-name="P3">B</text:p>
          </table:table-cell>
          <table:table-cell table:style-name="Table1.E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<text:span text:style-name="T1">4</text:span>1</text:p>
          </table:table-cell>
          <table:table-cell table:style-name="Table1.A2" office:value-type="string">
            <text:p text:style-name="P4">CALARASI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CL</text:p>
          </table:table-cell>
          <table:table-cell table:style-name="Table1.E2" office:value-type="string">
            <text:p text:style-name="P3">3</text:p>
          </table:table-cell>
        </table:table-row>
        <text:soft-page-break/>
        <table:table-row>
          <table:table-cell table:style-name="Table1.A2" office:value-type="string">
            <text:p text:style-name="P3"><text:span text:style-name="T1">4</text:span>2</text:p>
          </table:table-cell>
          <table:table-cell table:style-name="Table1.A2" office:value-type="string">
            <text:p text:style-name="P4">GIURGIU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GR</text:p>
          </table:table-cell>
          <table:table-cell table:style-name="Table1.E2" office:value-type="string">
            <text:p text:style-name="P3">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56:46.618753146</meta:creation-date>
    <dc:date>2018-07-09T18:28:57.938187157</dc:date>
    <meta:editing-duration>PT10M46S</meta:editing-duration>
    <meta:editing-cycles>5</meta:editing-cycles>
    <meta:generator>LibreOffice/6.0.5.2$Linux_X86_64 LibreOffice_project/00m0$Build-2</meta:generator>
    <meta:document-statistic meta:table-count="1" meta:image-count="0" meta:object-count="0" meta:page-count="3" meta:paragraph-count="228" meta:word-count="257" meta:character-count="800" meta:non-whitespace-character-count="771"/>
  </office:meta>
</office:document-meta>
</file>